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6673e" officeooo:paragraph-rsid="0016673e"/>
    </style:style>
    <style:style style:name="P2" style:family="paragraph" style:parent-style-name="Standard">
      <style:text-properties fo:language="fr" fo:country="FR" officeooo:rsid="001add8f" officeooo:paragraph-rsid="001add8f"/>
    </style:style>
    <style:style style:name="T1" style:family="text">
      <style:text-properties officeooo:rsid="001cd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R2 – Mardi 9 Septembre 2024</text:p>
      <text:p text:style-name="P1"/>
      <text:p text:style-name="P2">prof. Sabir – msabir@la-joliverie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02:51.879949767</meta:creation-date>
    <dc:date>2024-09-09T09:54:03.036157155</dc:date>
    <meta:editing-duration>PT40M55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2" meta:word-count="9" meta:character-count="70" meta:non-whitespace-character-count="61"/>
  </office:meta>
</office:document-meta>
</file>